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4000000B4B6BA603CE56527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38cm" fo:min-width="2.018cm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3.8cm" svg:x="2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438cm" svg:height="2.2cm" svg:x="3.45cm" svg:y="7.6cm">
          <draw:image xlink:href="Pictures/10000201000000B4000000B4B6BA603CE56527E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1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5T21:35:08.813231555</meta:creation-date>
    <dc:date>2020-03-05T22:13:31.470377528</dc:date>
    <meta:editing-duration>PT5M55S</meta:editing-duration>
    <meta:editing-cycles>1</meta:editing-cycles>
    <meta:document-statistic meta:object-count="2"/>
    <meta:generator>LibreOffice/6.4.0.3$MacOSX_X86_64 LibreOffice_project/b0a288ab3d2d4774cb44b62f04d5d28733ac6df8</meta:generator>
  </office:meta>
</office:document-meta>
</file>